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text-align="start" style:justify-single-word="false">
        <style:tab-stops>
          <style:tab-stop style:position="0cm"/>
          <style:tab-stop style:position="12.7cm" style:leader-style="dotted" style:leader-text=".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>
        <style:tab-stops>
          <style:tab-stop style:position="12.7cm" style:leader-style="dotted" style:leader-text=".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2.7cm" style:leader-style="dotted" style:leader-text="."/>
        </style:tab-stops>
      </style:paragraph-properties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ble of Contents</text:p>
      <text:p text:style-name="P1"/>
      <text:p text:style-name="P1"/>
      <text:p text:style-name="P5">Preface</text:p>
      <text:p text:style-name="P5"/>
      <text:p text:style-name="P2"/>
      <text:p text:style-name="P6">I. Chapter 1 Prologue<text:span text:style-name="T1"><text:tab/></text:span>11</text:p>
      <text:p text:style-name="P4"><text:s text:c="12"/>Books and algorithms<text:tab/>11</text:p>
      <text:p text:style-name="P3"><text:s text:c="12"/>Enter Fibonacci<text:tab/>12</text:p>
      <text:p text:style-name="P4"><text:s text:c="12"/>Big-O notation<text:tab/>15</text:p>
      <text:p text:style-name="P4"><text:s text:c="12"/>Exercises<text:tab/>18</text:p>
      <text:p text:style-name="P2"/>
      <text:p text:style-name="P2"/>
      <text:p text:style-name="P6">II. Chapter 2 Algorithms with numbers<text:span text:style-name="T1"><text:tab/></text:span>21</text:p>
      <text:p text:style-name="P4"><text:s text:c="12"/>Basic arithmetic<text:tab/>21</text:p>
      <text:p text:style-name="P4"><text:s text:c="12"/>Modular arithmetic<text:tab/>25</text:p>
      <text:p text:style-name="P4"><text:s text:c="12"/>Primality testing<text:tab/>33</text:p>
      <text:p text:style-name="P4"><text:s text:c="12"/>Cryptography<text:tab/>39</text:p>
      <text:p text:style-name="P4"><text:s text:c="12"/>Universal hashing<text:tab/>43</text:p>
      <text:p text:style-name="P4"><text:s text:c="12"/>Exercises<text:tab/>48</text:p>
      <text:p text:style-name="P4"/>
      <text:p text:style-name="P4"/>
      <text:p text:style-name="P5">Randomized algorithms: a virtual chapter</text:p>
      <text:p text:style-name="P5"/>
      <text:p text:style-name="P2"/>
      <text:p text:style-name="P6">III. Chapter 3 Divide-and-conquer algorithms<text:span text:style-name="T1"><text:tab/></text:span>55</text:p>
      <text:p text:style-name="P4"><text:s text:c="12"/>Multiplication<text:tab/>55</text:p>
      <text:p text:style-name="P4"><text:s text:c="12"/>Recurrence relations<text:tab/>58</text:p>
      <text:p text:style-name="P4"><text:s text:c="12"/>Mergesort<text:tab/>60</text:p>
      <text:p text:style-name="P4"><text:s text:c="12"/>Medians<text:tab/>64</text:p>
      <text:p text:style-name="P4"><text:s text:c="12"/>Matrix multiplication<text:tab/>66</text:p>
      <text:p text:style-name="P4"><text:s text:c="12"/>The fast Fourier transform<text:tab/>68</text:p>
      <text:p text:style-name="P4"><text:s text:c="12"/>Exercises<text:tab/>83</text:p>
      <text:p text:style-name="P6"/>
      <text:p text:style-name="P6"/>
      <text:p text:style-name="P6">IV. Chapter 4 Decompositions of graphs<text:span text:style-name="T1"><text:tab/></text:span>91</text:p>
      <text:p text:style-name="P4"><text:s text:c="12"/>Why graphs<text:tab/>91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32cm" fo:page-height="33.02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C Domingo</meta:initial-creator>
    <meta:creation-date>2018-02-16T08:58:54.88</meta:creation-date>
    <meta:document-statistic meta:table-count="0" meta:image-count="0" meta:object-count="0" meta:page-count="1" meta:paragraph-count="26" meta:word-count="84" meta:character-count="750"/>
    <dc:date>2018-02-16T09:35:42.19</dc:date>
    <dc:creator>JC Domingo</dc:creator>
    <meta:editing-duration>PT4M53S</meta:editing-duration>
    <meta:editing-cycles>1</meta:editing-cycles>
    <meta:generator>OpenOffice/4.1.5$Win32 OpenOffice.org_project/415m1$Build-9789</meta:generator>
  </office:meta>
</office:document-meta>
</file>